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5cm"/>
    </style:style>
    <style:style style:name="Tabla1.D" style:family="table-column">
      <style:table-column-properties style:column-width="2.11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2020a4" officeooo:paragraph-rsid="002020a4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2020a4" officeooo:paragraph-rsid="002020a4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1f984c" officeooo:paragraph-rsid="001f984c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Ban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Administrador:</text:p>
            <text:p text:style-name="P10">Cliente:</text:p>
            <text:p text:style-name="P10">Encargado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1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1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2:29:53.037641534</dc:date>
    <meta:editing-cycles>5</meta:editing-cycles>
    <meta:editing-duration>PT5M22S</meta:editing-duration>
    <meta:generator>LibreOffice/5.1.6.2$Linux_X86_64 LibreOffice_project/10m0$Build-2</meta:generator>
    <meta:document-statistic meta:table-count="3" meta:image-count="0" meta:object-count="0" meta:page-count="1" meta:paragraph-count="25" meta:word-count="88" meta:character-count="581" meta:non-whitespace-character-count="516"/>
  </office:meta>
</office:document-meta>
</file>